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4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ata Cleaning Notes</text:p>
          </table:table-cell>
          <table:table-cell table:style-name="ce1"/>
          <table:table-cell table:style-name="ce1" office:value-type="string" calcext:value-type="string">
            <text:p>Ideas</text:p>
          </table:table-cell>
          <table:table-cell table:style-name="ce1" table:number-columns-repeated="4"/>
          <table:table-cell table:style-name="ce1" office:value-type="string" calcext:value-type="string">
            <text:p># train.csv and test.csv</text:p>
          </table:table-cell>
          <table:table-cell table:style-name="ce1"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for macro data since there is sttep incline in numbers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_sq &gt; life_sq</text:p>
          </table:table-cell>
          <table:table-cell/>
          <table:table-cell office:value-type="string" calcext:value-type="string">
            <text:p>After 2014-06 should we use that data only for our model</text:p>
          </table:table-cell>
          <table:table-cell table:number-columns-repeated="4"/>
          <table:table-cell office:value-type="string" calcext:value-type="string">
            <text:p>price_doc: sale price (this is the target variabl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oor &gt;= max_floor</text:p>
          </table:table-cell>
          <table:table-cell table:number-columns-repeated="6"/>
          <table:table-cell office:value-type="string" calcext:value-type="string">
            <text:p>id: transaction 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ild_year must be valid year</text:p>
          </table:table-cell>
          <table:table-cell table:number-columns-repeated="6"/>
          <table:table-cell office:value-type="string" calcext:value-type="string">
            <text:p>timestamp: date of transac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ull_sq &gt; kitch_sq</text:p>
          </table:table-cell>
          <table:table-cell table:number-columns-repeated="6"/>
          <table:table-cell office:value-type="string" calcext:value-type="string">
            <text:p>full_sq: total area in square meters, including loggias, balconies and other non-residential are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fe_sq &gt; kitch_sq</text:p>
          </table:table-cell>
          <table:table-cell table:number-columns-repeated="6"/>
          <table:table-cell office:value-type="string" calcext:value-type="string">
            <text:p>life_sq: living area in square meters, excluding loggias, balconies and other non-residential area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floor: for apartments, floor of the build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ax_floor: number of floors in the build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aterial: wall materia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uild_year: year built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num_room: number of living room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kitch_sq: kitchen are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tate: apartment condi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duct_type: owner-occupier purchase or investment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ub_area: name of the distric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The dataset also includes a collection of features about each property's surrounding neighbourhood, and some features that are constant across each sub area (known as a Raion). Most of the feature names are self explanatory, with the following notes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full_all: subarea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ale_f, female_f: subarea population by gend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young_*: population younger than working ag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work_*: working-age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ekder_*: retirement-age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n_m_{all|male|female}: population between n and m years ol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uild_count_*: buildings in the subarea by construction type or yea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x_count_500: the number of x within 500m of the proper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x_part_500: the share of x within 500m of the proper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_sqm_: square meter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cafe_count_d_price_p: number of cafes within d meters of the property that have an average bill under p RUB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rc_: shopping mall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m_: industrial zon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reen_: green zon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etro_: subwa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_avto_: distances by ca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kad_: Moscow Circle Auto Roa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tk_: Third Transport R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adovoe_: Garden R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ulvar_ring_: Boulevard R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kremlin_: City cent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zd_vokzaly_: Train st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il_chemistry_: Dirty industr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s_: Power plant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# macro.csv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A set of macroeconomic indicators, one for each date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timestamp: Transaction timestamp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il_urals: Crude Oil Urals ($/bbl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dp_quart: GDP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dp_quart_growth: Real GDP growth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cpi: Inflation - Consumer Price Index Growth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pi: Inflation - Producer Price index Growth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dp_deflator: Inflation - GDP deflato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alance_trade: Trade surplu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alance_trade_growth: Trade balance (as a percentage of previous yea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usdrub: Ruble/USD exchange rat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eurrub: Ruble/EUR exchange rat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rent: London Brent ($/bbl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net_capital_export: Net import / export of capita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dp_annual: GDP at current pric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dp_annual_growth: GDP growth (in real term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average_provision_of_build_contract: Provision by orders in Russia (for the develope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average_provision_of_build_contract_moscow: Provision by orders in Moscow (for the develope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ts: Index RTS / retur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icex: MICEX index / retur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icex_rgbi_tr: MICEX index for government bonds (MICEX RGBI TR) / yiel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icex_cbi_tr: MICEX Index corporate bonds (MICEX CBI TR) / yiel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deposits_value: Volume of household deposit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deposits_growth: Volume growth of population's deposit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deposits_rate: Average interest rate on deposit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ortgage_value: Volume of mortgage loan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ortgage_growth: Growth of mortgage lend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ortgage_rate: Weighted average rate of mortgage loan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rp: GRP of the subject of Russian Federation where Apartment is locate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rp_growth: Growth of gross regional product of the subject of the Russian Federation where Apartment is locate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come_per_cap: Average income per capita 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al_dispos_income_per_cap_growth: Growth in real disposable income of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alary: Average monthly salar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alary_growth: Growth of nominal wag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fixed_basket: Cost of a fixed basket of consumer goods and services for inter-regional comparisons of purchasing pow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tail_trade_turnover: Retail trade turnov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tail_trade_turnover_per_cap: Retail trade turnover per capit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tail_trade_turnover_growth: Retail turnover (in comparable prices in% to corresponding period of previous yea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labor_force: Size of labor forc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unemployment: Unemployment rat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employment: Employment rat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vest_fixed_capital_per_cap: Investments in fixed capital per capit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vest_fixed_assets: Absolute volume of investments in fixed asset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fitable_enterpr_share: Share of profitable enterpris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unprofitable_enterpr_share: The share of unprofitable enterpris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hare_own_revenues: The share of own revenues in the total consolidated budget revenu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verdue_wages_per_cap: Overdue wages per pers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fin_res_per_cap: The financial results of companies per capit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arriages_per_1000_cap: Number of marriages per 1,000 peopl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divorce_rate: The divorce rate / growth rat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construction_value: Volume of construction work performed (million ruble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vest_fixed_assets_phys: The index of physical volume of investment in fixed assets (in comparable prices in% to the corresponding month of Previous yea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op_natural_increase: Rate of natural increase / decrease in Population (1,000 person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op_migration: Migration increase (decrease) of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op_total_inc: Total population growth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childbirth: Childbirth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ortality: Morta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housing_fund_sqm: Housing Fund (sqm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lodging_sqm_per_cap: Lodging (sqm / pax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water_pipes_share: Plumbing availability (pax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aths_share: Bath availability (pax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ewerage_share: Canalization availabi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gas_share: Gas (mains, liquefied) availabi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hot_water_share: Hot water availabi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electric_stove_share: Electric heating for the floo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heating_share: Heating availabi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ld_house_share: Proportion of old and dilapidated housing, percent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average_life_exp: Average life expectanc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fant_mortarity_per_1000_cap: Infant mortality rate (per 1,000 children aged up to one year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erinatal_mort_per_1000_cap: Perinatal mortality rate (per 1,000 live birth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cidence_population: Overall incidence of the total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4+room_bus: rent price for 4-room apartment, business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3room_bus: rent price for 3-room apartment, business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2room_bus: rent price for 2-room apartment, business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1room_bus: rent price for 1-room apartment, business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3room_eco: rent price for 3-room apartment, econom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2room_eco: rent price for 2-room apartment, econom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nt_price_1room_eco: rent price for 1-room apartment, econom clas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load_of_teachers_preschool_per_teacher: Load of teachers of preschool educational institutions (number of children per 100 teachers);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child_on_acc_pre_school: Number of children waiting for the determination to pre-school educational institutions, for capacity of 100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load_of_teachers_school_per_teacher: Load on teachers in high school (number of pupils in hugh school for 100 teacher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tudents_state_oneshift: Proportion of pupils in high schools with one shift, of the total number of pupils in high school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odern_education_share: Share of state (municipal) educational organizations, corresponding to modern requirements of education in the total number of high schools;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ld_education_build_share: The share of state (municipal) educational organizations, buildings are in disrepair and in need of major repairs of the total number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vision_doctors: Provision (relative number) of medical doctors in are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vision_nurse: Provision of nursing staff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load_on_doctors: The load on doctors (number of visits per physician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ower_clinics: Capacity of outpatient clinic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hospital_beds_available_per_cap: Availability of hospital beds per 100 000 person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hospital_bed_occupancy_per_year: Average occupancy rate of the hospital beds during a yea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vision_retail_space_sqm: Retail spac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rovision_retail_space_modern_sqm: Provision of population with retail space of modern formats, square met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retail_trade_turnover_per_cap: Retail trade turnover per capit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urnover_catering_per_cap: Turnover of catering industry per pers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theaters_viewers_per_1000_cap: Number of theaters viewers per 1000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eats_theather_rfmin_per_100000_cap: Total number of seats in Auditorium of the Ministry of Culture Russian theaters per 100,000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museum_visitis_per_100_cap: Number of visits to museums per 1000 of popula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bandwidth_sports: Capacity of sports faciliti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population_reg_sports_share: Proportion of population regularly doing <text:s/>sport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students_reg_sports_share: Proportion of pupils and students regularly doing sports in the total numb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apartment_build: City residential apartment construction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apartment_fund_sqm: City residential apartment fund </text:p>
          </table:table-cell>
          <table:table-cell table:number-columns-repeated="1016"/>
        </table:table-row>
      </table:table>
      <table:table table:name="Sheet2" table:style-name="ta1"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oil_urals</text:p>
          </table:table-cell>
          <table:table-cell/>
          <table:table-cell table:formula="of:=&quot;plt.plot(train.&quot;&amp;[.A1]&amp;&quot;, train.price_doc, 'ro')&quot;" office:value-type="string" office:string-value="plt.plot(train.oil_urals, train.price_doc, 'ro')" calcext:value-type="string">
            <text:p>plt.plot(train.oil_urals, train.price_doc, 'ro')</text:p>
          </table:table-cell>
        </table:table-row>
        <table:table-row table:style-name="ro2">
          <table:table-cell office:value-type="string" calcext:value-type="string">
            <text:p>gdp_quart </text:p>
          </table:table-cell>
          <table:table-cell/>
          <table:table-cell table:formula="of:=&quot;plt.plot(train.&quot;&amp;[.A2]&amp;&quot;, train.price_doc, 'ro')&quot;" office:value-type="string" office:string-value="plt.plot(train.gdp_quart , train.price_doc, 'ro')" calcext:value-type="string">
            <text:p>plt.plot(train.gdp_quart , train.price_doc, 'ro')</text:p>
          </table:table-cell>
        </table:table-row>
        <table:table-row table:style-name="ro3">
          <table:table-cell office:value-type="string" calcext:value-type="string">
            <text:p>gdp_quart_growth </text:p>
          </table:table-cell>
          <table:table-cell/>
          <table:table-cell table:formula="of:=&quot;plt.plot(train.&quot;&amp;[.A3]&amp;&quot;, train.price_doc, 'ro')&quot;" office:value-type="string" office:string-value="plt.plot(train.gdp_quart_growth , train.price_doc, 'ro')" calcext:value-type="string">
            <text:p>plt.plot(train.gdp_quart_growth , train.price_doc, 'ro')</text:p>
          </table:table-cell>
        </table:table-row>
        <table:table-row table:style-name="ro2">
          <table:table-cell office:value-type="string" calcext:value-type="string">
            <text:p>cpi </text:p>
          </table:table-cell>
          <table:table-cell/>
          <table:table-cell table:formula="of:=&quot;plt.plot(train.&quot;&amp;[.A4]&amp;&quot;, train.price_doc, 'ro')&quot;" office:value-type="string" office:string-value="plt.plot(train.cpi , train.price_doc, 'ro')" calcext:value-type="string">
            <text:p>plt.plot(train.cpi , train.price_doc, 'ro')</text:p>
          </table:table-cell>
        </table:table-row>
        <table:table-row table:style-name="ro2">
          <table:table-cell office:value-type="string" calcext:value-type="string">
            <text:p>ppi </text:p>
          </table:table-cell>
          <table:table-cell/>
          <table:table-cell table:formula="of:=&quot;plt.plot(train.&quot;&amp;[.A5]&amp;&quot;, train.price_doc, 'ro')&quot;" office:value-type="string" office:string-value="plt.plot(train.ppi , train.price_doc, 'ro')" calcext:value-type="string">
            <text:p>plt.plot(train.ppi , train.price_doc, 'ro')</text:p>
          </table:table-cell>
        </table:table-row>
        <table:table-row table:style-name="ro2">
          <table:table-cell office:value-type="string" calcext:value-type="string">
            <text:p>gdp_deflator </text:p>
          </table:table-cell>
          <table:table-cell/>
          <table:table-cell table:formula="of:=&quot;plt.plot(train.&quot;&amp;[.A6]&amp;&quot;, train.price_doc, 'ro')&quot;" office:value-type="string" office:string-value="plt.plot(train.gdp_deflator , train.price_doc, 'ro')" calcext:value-type="string">
            <text:p>plt.plot(train.gdp_deflator , train.price_doc, 'ro')</text:p>
          </table:table-cell>
        </table:table-row>
        <table:table-row table:style-name="ro2">
          <table:table-cell office:value-type="string" calcext:value-type="string">
            <text:p>balance_trade </text:p>
          </table:table-cell>
          <table:table-cell/>
          <table:table-cell table:formula="of:=&quot;plt.plot(train.&quot;&amp;[.A7]&amp;&quot;, train.price_doc, 'ro')&quot;" office:value-type="string" office:string-value="plt.plot(train.balance_trade , train.price_doc, 'ro')" calcext:value-type="string">
            <text:p>plt.plot(train.balance_trade , train.price_doc, 'ro')</text:p>
          </table:table-cell>
        </table:table-row>
        <table:table-row table:style-name="ro3">
          <table:table-cell office:value-type="string" calcext:value-type="string">
            <text:p>balance_trade_growth </text:p>
          </table:table-cell>
          <table:table-cell/>
          <table:table-cell table:formula="of:=&quot;plt.plot(train.&quot;&amp;[.A8]&amp;&quot;, train.price_doc, 'ro')&quot;" office:value-type="string" office:string-value="plt.plot(train.balance_trade_growth , train.price_doc, 'ro')" calcext:value-type="string">
            <text:p>plt.plot(train.balance_trade_growth , train.price_doc, 'ro')</text:p>
          </table:table-cell>
        </table:table-row>
        <table:table-row table:style-name="ro2">
          <table:table-cell office:value-type="string" calcext:value-type="string">
            <text:p>usdrub </text:p>
          </table:table-cell>
          <table:table-cell/>
          <table:table-cell table:formula="of:=&quot;plt.plot(train.&quot;&amp;[.A9]&amp;&quot;, train.price_doc, 'ro')&quot;" office:value-type="string" office:string-value="plt.plot(train.usdrub , train.price_doc, 'ro')" calcext:value-type="string">
            <text:p>plt.plot(train.usdrub , train.price_doc, 'ro')</text:p>
          </table:table-cell>
        </table:table-row>
        <table:table-row table:style-name="ro2">
          <table:table-cell office:value-type="string" calcext:value-type="string">
            <text:p>eurrub </text:p>
          </table:table-cell>
          <table:table-cell/>
          <table:table-cell table:formula="of:=&quot;plt.plot(train.&quot;&amp;[.A10]&amp;&quot;, train.price_doc, 'ro')&quot;" office:value-type="string" office:string-value="plt.plot(train.eurrub , train.price_doc, 'ro')" calcext:value-type="string">
            <text:p>plt.plot(train.eurrub , train.price_doc, 'ro')</text:p>
          </table:table-cell>
        </table:table-row>
        <table:table-row table:style-name="ro2">
          <table:table-cell office:value-type="string" calcext:value-type="string">
            <text:p>brent </text:p>
          </table:table-cell>
          <table:table-cell/>
          <table:table-cell table:formula="of:=&quot;plt.plot(train.&quot;&amp;[.A11]&amp;&quot;, train.price_doc, 'ro')&quot;" office:value-type="string" office:string-value="plt.plot(train.brent , train.price_doc, 'ro')" calcext:value-type="string">
            <text:p>plt.plot(train.brent , train.price_doc, 'ro')</text:p>
          </table:table-cell>
        </table:table-row>
        <table:table-row table:style-name="ro3">
          <table:table-cell office:value-type="string" calcext:value-type="string">
            <text:p>net_capital_export </text:p>
          </table:table-cell>
          <table:table-cell/>
          <table:table-cell table:formula="of:=&quot;plt.plot(train.&quot;&amp;[.A12]&amp;&quot;, train.price_doc, 'ro')&quot;" office:value-type="string" office:string-value="plt.plot(train.net_capital_export , train.price_doc, 'ro')" calcext:value-type="string">
            <text:p>plt.plot(train.net_capital_export , train.price_doc, 'ro')</text:p>
          </table:table-cell>
        </table:table-row>
        <table:table-row table:style-name="ro2">
          <table:table-cell office:value-type="string" calcext:value-type="string">
            <text:p>gdp_annual </text:p>
          </table:table-cell>
          <table:table-cell/>
          <table:table-cell table:formula="of:=&quot;plt.plot(train.&quot;&amp;[.A13]&amp;&quot;, train.price_doc, 'ro')&quot;" office:value-type="string" office:string-value="plt.plot(train.gdp_annual , train.price_doc, 'ro')" calcext:value-type="string">
            <text:p>plt.plot(train.gdp_annual , train.price_doc, 'ro')</text:p>
          </table:table-cell>
        </table:table-row>
        <table:table-row table:style-name="ro3">
          <table:table-cell office:value-type="string" calcext:value-type="string">
            <text:p>gdp_annual_growth</text:p>
          </table:table-cell>
          <table:table-cell/>
          <table:table-cell table:formula="of:=&quot;plt.plot(train.&quot;&amp;[.A14]&amp;&quot;, train.price_doc, 'ro')&quot;" office:value-type="string" office:string-value="plt.plot(train.gdp_annual_growth, train.price_doc, 'ro')" calcext:value-type="string">
            <text:p>plt.plot(train.gdp_annual_growth, train.price_doc, 'ro')</text:p>
          </table:table-cell>
        </table:table-row>
        <table:table-row table:style-name="ro4">
          <table:table-cell office:value-type="string" calcext:value-type="string">
            <text:p>average_provision_of_build_contract </text:p>
          </table:table-cell>
          <table:table-cell/>
          <table:table-cell table:formula="of:=&quot;plt.plot(train.&quot;&amp;[.A15]&amp;&quot;, train.price_doc, 'ro')&quot;" office:value-type="string" office:string-value="plt.plot(train.average_provision_of_build_contract , train.price_doc, 'ro')" calcext:value-type="string">
            <text:p>plt.plot(train.average_provision_of_build_contract , train.price_doc, 'ro')</text:p>
          </table:table-cell>
        </table:table-row>
        <table:table-row table:style-name="ro5">
          <table:table-cell office:value-type="string" calcext:value-type="string">
            <text:p>average_provision_of_build_contract_moscow </text:p>
          </table:table-cell>
          <table:table-cell/>
          <table:table-cell table:formula="of:=&quot;plt.plot(train.&quot;&amp;[.A16]&amp;&quot;, train.price_doc, 'ro')&quot;" office:value-type="string" office:string-value="plt.plot(train.average_provision_of_build_contract_moscow , train.price_doc, 'ro')" calcext:value-type="string">
            <text:p>plt.plot(train.average_provision_of_build_contract_moscow , train.price_doc, 'ro')</text:p>
          </table:table-cell>
        </table:table-row>
        <table:table-row table:style-name="ro2">
          <table:table-cell office:value-type="string" calcext:value-type="string">
            <text:p>rts </text:p>
          </table:table-cell>
          <table:table-cell/>
          <table:table-cell table:formula="of:=&quot;plt.plot(train.&quot;&amp;[.A17]&amp;&quot;, train.price_doc, 'ro')&quot;" office:value-type="string" office:string-value="plt.plot(train.rts , train.price_doc, 'ro')" calcext:value-type="string">
            <text:p>plt.plot(train.rts , train.price_doc, 'ro')</text:p>
          </table:table-cell>
        </table:table-row>
        <table:table-row table:style-name="ro2">
          <table:table-cell office:value-type="string" calcext:value-type="string">
            <text:p>micex </text:p>
          </table:table-cell>
          <table:table-cell/>
          <table:table-cell table:formula="of:=&quot;plt.plot(train.&quot;&amp;[.A18]&amp;&quot;, train.price_doc, 'ro')&quot;" office:value-type="string" office:string-value="plt.plot(train.micex , train.price_doc, 'ro')" calcext:value-type="string">
            <text:p>plt.plot(train.micex , train.price_doc, 'ro')</text:p>
          </table:table-cell>
        </table:table-row>
        <table:table-row table:style-name="ro2">
          <table:table-cell office:value-type="string" calcext:value-type="string">
            <text:p>micex_rgbi_tr </text:p>
          </table:table-cell>
          <table:table-cell/>
          <table:table-cell table:formula="of:=&quot;plt.plot(train.&quot;&amp;[.A19]&amp;&quot;, train.price_doc, 'ro')&quot;" office:value-type="string" office:string-value="plt.plot(train.micex_rgbi_tr , train.price_doc, 'ro')" calcext:value-type="string">
            <text:p>plt.plot(train.micex_rgbi_tr , train.price_doc, 'ro')</text:p>
          </table:table-cell>
        </table:table-row>
        <table:table-row table:style-name="ro2">
          <table:table-cell office:value-type="string" calcext:value-type="string">
            <text:p>micex_cbi_tr </text:p>
          </table:table-cell>
          <table:table-cell/>
          <table:table-cell table:formula="of:=&quot;plt.plot(train.&quot;&amp;[.A20]&amp;&quot;, train.price_doc, 'ro')&quot;" office:value-type="string" office:string-value="plt.plot(train.micex_cbi_tr , train.price_doc, 'ro')" calcext:value-type="string">
            <text:p>plt.plot(train.micex_cbi_tr , train.price_doc, 'ro')</text:p>
          </table:table-cell>
        </table:table-row>
        <table:table-row table:style-name="ro3">
          <table:table-cell office:value-type="string" calcext:value-type="string">
            <text:p>deposits_value </text:p>
          </table:table-cell>
          <table:table-cell/>
          <table:table-cell table:formula="of:=&quot;plt.plot(train.&quot;&amp;[.A21]&amp;&quot;, train.price_doc, 'ro')&quot;" office:value-type="string" office:string-value="plt.plot(train.deposits_value , train.price_doc, 'ro')" calcext:value-type="string">
            <text:p>plt.plot(train.deposits_value , train.price_doc, 'ro')</text:p>
          </table:table-cell>
        </table:table-row>
        <table:table-row table:style-name="ro3">
          <table:table-cell office:value-type="string" calcext:value-type="string">
            <text:p>deposits_growth </text:p>
          </table:table-cell>
          <table:table-cell/>
          <table:table-cell table:formula="of:=&quot;plt.plot(train.&quot;&amp;[.A22]&amp;&quot;, train.price_doc, 'ro')&quot;" office:value-type="string" office:string-value="plt.plot(train.deposits_growth , train.price_doc, 'ro')" calcext:value-type="string">
            <text:p>plt.plot(train.deposits_growth , train.price_doc, 'ro')</text:p>
          </table:table-cell>
        </table:table-row>
        <table:table-row table:style-name="ro2">
          <table:table-cell office:value-type="string" calcext:value-type="string">
            <text:p>deposits_rate </text:p>
          </table:table-cell>
          <table:table-cell/>
          <table:table-cell table:formula="of:=&quot;plt.plot(train.&quot;&amp;[.A23]&amp;&quot;, train.price_doc, 'ro')&quot;" office:value-type="string" office:string-value="plt.plot(train.deposits_rate , train.price_doc, 'ro')" calcext:value-type="string">
            <text:p>plt.plot(train.deposits_rate , train.price_doc, 'ro')</text:p>
          </table:table-cell>
        </table:table-row>
        <table:table-row table:style-name="ro3">
          <table:table-cell office:value-type="string" calcext:value-type="string">
            <text:p>mortgage_value </text:p>
          </table:table-cell>
          <table:table-cell/>
          <table:table-cell table:formula="of:=&quot;plt.plot(train.&quot;&amp;[.A24]&amp;&quot;, train.price_doc, 'ro')&quot;" office:value-type="string" office:string-value="plt.plot(train.mortgage_value , train.price_doc, 'ro')" calcext:value-type="string">
            <text:p>plt.plot(train.mortgage_value , train.price_doc, 'ro')</text:p>
          </table:table-cell>
        </table:table-row>
        <table:table-row table:style-name="ro3">
          <table:table-cell office:value-type="string" calcext:value-type="string">
            <text:p>mortgage_growth </text:p>
          </table:table-cell>
          <table:table-cell/>
          <table:table-cell table:formula="of:=&quot;plt.plot(train.&quot;&amp;[.A25]&amp;&quot;, train.price_doc, 'ro')&quot;" office:value-type="string" office:string-value="plt.plot(train.mortgage_growth , train.price_doc, 'ro')" calcext:value-type="string">
            <text:p>plt.plot(train.mortgage_growth , train.price_doc, 'ro')</text:p>
          </table:table-cell>
        </table:table-row>
        <table:table-row table:style-name="ro2">
          <table:table-cell office:value-type="string" calcext:value-type="string">
            <text:p>mortgage_rate </text:p>
          </table:table-cell>
          <table:table-cell/>
          <table:table-cell table:formula="of:=&quot;plt.plot(train.&quot;&amp;[.A26]&amp;&quot;, train.price_doc, 'ro')&quot;" office:value-type="string" office:string-value="plt.plot(train.mortgage_rate , train.price_doc, 'ro')" calcext:value-type="string">
            <text:p>plt.plot(train.mortgage_rate , train.price_doc, 'ro')</text:p>
          </table:table-cell>
        </table:table-row>
        <table:table-row table:style-name="ro2">
          <table:table-cell office:value-type="string" calcext:value-type="string">
            <text:p>grp </text:p>
          </table:table-cell>
          <table:table-cell/>
          <table:table-cell table:formula="of:=&quot;plt.plot(train.&quot;&amp;[.A27]&amp;&quot;, train.price_doc, 'ro')&quot;" office:value-type="string" office:string-value="plt.plot(train.grp , train.price_doc, 'ro')" calcext:value-type="string">
            <text:p>plt.plot(train.grp , train.price_doc, 'ro')</text:p>
          </table:table-cell>
        </table:table-row>
        <table:table-row table:style-name="ro2">
          <table:table-cell office:value-type="string" calcext:value-type="string">
            <text:p>grp_growth </text:p>
          </table:table-cell>
          <table:table-cell/>
          <table:table-cell table:formula="of:=&quot;plt.plot(train.&quot;&amp;[.A28]&amp;&quot;, train.price_doc, 'ro')&quot;" office:value-type="string" office:string-value="plt.plot(train.grp_growth , train.price_doc, 'ro')" calcext:value-type="string">
            <text:p>plt.plot(train.grp_growth , train.price_doc, 'ro')</text:p>
          </table:table-cell>
        </table:table-row>
        <table:table-row table:style-name="ro3">
          <table:table-cell office:value-type="string" calcext:value-type="string">
            <text:p>income_per_cap </text:p>
          </table:table-cell>
          <table:table-cell/>
          <table:table-cell table:formula="of:=&quot;plt.plot(train.&quot;&amp;[.A29]&amp;&quot;, train.price_doc, 'ro')&quot;" office:value-type="string" office:string-value="plt.plot(train.income_per_cap , train.price_doc, 'ro')" calcext:value-type="string">
            <text:p>plt.plot(train.income_per_cap , train.price_doc, 'ro')</text:p>
          </table:table-cell>
        </table:table-row>
        <table:table-row table:style-name="ro4">
          <table:table-cell office:value-type="string" calcext:value-type="string">
            <text:p>real_dispos_income_per_cap_growth </text:p>
          </table:table-cell>
          <table:table-cell/>
          <table:table-cell table:formula="of:=&quot;plt.plot(train.&quot;&amp;[.A30]&amp;&quot;, train.price_doc, 'ro')&quot;" office:value-type="string" office:string-value="plt.plot(train.real_dispos_income_per_cap_growth , train.price_doc, 'ro')" calcext:value-type="string">
            <text:p>plt.plot(train.real_dispos_income_per_cap_growth , train.price_doc, 'ro')</text:p>
          </table:table-cell>
        </table:table-row>
        <table:table-row table:style-name="ro2">
          <table:table-cell office:value-type="string" calcext:value-type="string">
            <text:p>salary </text:p>
          </table:table-cell>
          <table:table-cell/>
          <table:table-cell table:formula="of:=&quot;plt.plot(train.&quot;&amp;[.A31]&amp;&quot;, train.price_doc, 'ro')&quot;" office:value-type="string" office:string-value="plt.plot(train.salary , train.price_doc, 'ro')" calcext:value-type="string">
            <text:p>plt.plot(train.salary , train.price_doc, 'ro')</text:p>
          </table:table-cell>
        </table:table-row>
        <table:table-row table:style-name="ro2">
          <table:table-cell office:value-type="string" calcext:value-type="string">
            <text:p>salary_growth </text:p>
          </table:table-cell>
          <table:table-cell/>
          <table:table-cell table:formula="of:=&quot;plt.plot(train.&quot;&amp;[.A32]&amp;&quot;, train.price_doc, 'ro')&quot;" office:value-type="string" office:string-value="plt.plot(train.salary_growth , train.price_doc, 'ro')" calcext:value-type="string">
            <text:p>plt.plot(train.salary_growth , train.price_doc, 'ro')</text:p>
          </table:table-cell>
        </table:table-row>
        <table:table-row table:style-name="ro2">
          <table:table-cell office:value-type="string" calcext:value-type="string">
            <text:p>fixed_basket </text:p>
          </table:table-cell>
          <table:table-cell/>
          <table:table-cell table:formula="of:=&quot;plt.plot(train.&quot;&amp;[.A33]&amp;&quot;, train.price_doc, 'ro')&quot;" office:value-type="string" office:string-value="plt.plot(train.fixed_basket , train.price_doc, 'ro')" calcext:value-type="string">
            <text:p>plt.plot(train.fixed_basket , train.price_doc, 'ro')</text:p>
          </table:table-cell>
        </table:table-row>
        <table:table-row table:style-name="ro3">
          <table:table-cell office:value-type="string" calcext:value-type="string">
            <text:p>retail_trade_turnover </text:p>
          </table:table-cell>
          <table:table-cell/>
          <table:table-cell table:formula="of:=&quot;plt.plot(train.&quot;&amp;[.A34]&amp;&quot;, train.price_doc, 'ro')&quot;" office:value-type="string" office:string-value="plt.plot(train.retail_trade_turnover , train.price_doc, 'ro')" calcext:value-type="string">
            <text:p>plt.plot(train.retail_trade_turnover , train.price_doc, 'ro')</text:p>
          </table:table-cell>
        </table:table-row>
        <table:table-row table:style-name="ro4">
          <table:table-cell office:value-type="string" calcext:value-type="string">
            <text:p>retail_trade_turnover_per_cap </text:p>
          </table:table-cell>
          <table:table-cell/>
          <table:table-cell table:formula="of:=&quot;plt.plot(train.&quot;&amp;[.A35]&amp;&quot;, train.price_doc, 'ro')&quot;" office:value-type="string" office:string-value="plt.plot(train.retail_trade_turnover_per_cap , train.price_doc, 'ro')" calcext:value-type="string">
            <text:p>plt.plot(train.retail_trade_turnover_per_cap , train.price_doc, 'ro')</text:p>
          </table:table-cell>
        </table:table-row>
        <table:table-row table:style-name="ro4">
          <table:table-cell office:value-type="string" calcext:value-type="string">
            <text:p>retail_trade_turnover_growth </text:p>
          </table:table-cell>
          <table:table-cell/>
          <table:table-cell table:formula="of:=&quot;plt.plot(train.&quot;&amp;[.A36]&amp;&quot;, train.price_doc, 'ro')&quot;" office:value-type="string" office:string-value="plt.plot(train.retail_trade_turnover_growth , train.price_doc, 'ro')" calcext:value-type="string">
            <text:p>plt.plot(train.retail_trade_turnover_growth , train.price_doc, 'ro')</text:p>
          </table:table-cell>
        </table:table-row>
        <table:table-row table:style-name="ro2">
          <table:table-cell office:value-type="string" calcext:value-type="string">
            <text:p>labor_force </text:p>
          </table:table-cell>
          <table:table-cell/>
          <table:table-cell table:formula="of:=&quot;plt.plot(train.&quot;&amp;[.A37]&amp;&quot;, train.price_doc, 'ro')&quot;" office:value-type="string" office:string-value="plt.plot(train.labor_force , train.price_doc, 'ro')" calcext:value-type="string">
            <text:p>plt.plot(train.labor_force , train.price_doc, 'ro')</text:p>
          </table:table-cell>
        </table:table-row>
        <table:table-row table:style-name="ro3">
          <table:table-cell office:value-type="string" calcext:value-type="string">
            <text:p>unemployment </text:p>
          </table:table-cell>
          <table:table-cell/>
          <table:table-cell table:formula="of:=&quot;plt.plot(train.&quot;&amp;[.A38]&amp;&quot;, train.price_doc, 'ro')&quot;" office:value-type="string" office:string-value="plt.plot(train.unemployment , train.price_doc, 'ro')" calcext:value-type="string">
            <text:p>plt.plot(train.unemployment , train.price_doc, 'ro')</text:p>
          </table:table-cell>
        </table:table-row>
        <table:table-row table:style-name="ro2">
          <table:table-cell office:value-type="string" calcext:value-type="string">
            <text:p>employment </text:p>
          </table:table-cell>
          <table:table-cell/>
          <table:table-cell table:formula="of:=&quot;plt.plot(train.&quot;&amp;[.A39]&amp;&quot;, train.price_doc, 'ro')&quot;" office:value-type="string" office:string-value="plt.plot(train.employment , train.price_doc, 'ro')" calcext:value-type="string">
            <text:p>plt.plot(train.employment , train.price_doc, 'ro')</text:p>
          </table:table-cell>
        </table:table-row>
        <table:table-row table:style-name="ro4">
          <table:table-cell office:value-type="string" calcext:value-type="string">
            <text:p>invest_fixed_capital_per_cap </text:p>
          </table:table-cell>
          <table:table-cell/>
          <table:table-cell table:formula="of:=&quot;plt.plot(train.&quot;&amp;[.A40]&amp;&quot;, train.price_doc, 'ro')&quot;" office:value-type="string" office:string-value="plt.plot(train.invest_fixed_capital_per_cap , train.price_doc, 'ro')" calcext:value-type="string">
            <text:p>plt.plot(train.invest_fixed_capital_per_cap , train.price_doc, 'ro')</text:p>
          </table:table-cell>
        </table:table-row>
        <table:table-row table:style-name="ro3">
          <table:table-cell office:value-type="string" calcext:value-type="string">
            <text:p>invest_fixed_assets </text:p>
          </table:table-cell>
          <table:table-cell/>
          <table:table-cell table:formula="of:=&quot;plt.plot(train.&quot;&amp;[.A41]&amp;&quot;, train.price_doc, 'ro')&quot;" office:value-type="string" office:string-value="plt.plot(train.invest_fixed_assets , train.price_doc, 'ro')" calcext:value-type="string">
            <text:p>plt.plot(train.invest_fixed_assets , train.price_doc, 'ro')</text:p>
          </table:table-cell>
        </table:table-row>
        <table:table-row table:style-name="ro3">
          <table:table-cell office:value-type="string" calcext:value-type="string">
            <text:p>profitable_enterpr_share </text:p>
          </table:table-cell>
          <table:table-cell/>
          <table:table-cell table:formula="of:=&quot;plt.plot(train.&quot;&amp;[.A42]&amp;&quot;, train.price_doc, 'ro')&quot;" office:value-type="string" office:string-value="plt.plot(train.profitable_enterpr_share , train.price_doc, 'ro')" calcext:value-type="string">
            <text:p>plt.plot(train.profitable_enterpr_share , train.price_doc, 'ro')</text:p>
          </table:table-cell>
        </table:table-row>
        <table:table-row table:style-name="ro3">
          <table:table-cell office:value-type="string" calcext:value-type="string">
            <text:p>unprofitable_enterpr_share </text:p>
          </table:table-cell>
          <table:table-cell/>
          <table:table-cell table:formula="of:=&quot;plt.plot(train.&quot;&amp;[.A43]&amp;&quot;, train.price_doc, 'ro')&quot;" office:value-type="string" office:string-value="plt.plot(train.unprofitable_enterpr_share , train.price_doc, 'ro')" calcext:value-type="string">
            <text:p>plt.plot(train.unprofitable_enterpr_share , train.price_doc, 'ro')</text:p>
          </table:table-cell>
        </table:table-row>
        <table:table-row table:style-name="ro3">
          <table:table-cell office:value-type="string" calcext:value-type="string">
            <text:p>share_own_revenues </text:p>
          </table:table-cell>
          <table:table-cell/>
          <table:table-cell table:formula="of:=&quot;plt.plot(train.&quot;&amp;[.A44]&amp;&quot;, train.price_doc, 'ro')&quot;" office:value-type="string" office:string-value="plt.plot(train.share_own_revenues , train.price_doc, 'ro')" calcext:value-type="string">
            <text:p>plt.plot(train.share_own_revenues , train.price_doc, 'ro')</text:p>
          </table:table-cell>
        </table:table-row>
        <table:table-row table:style-name="ro3">
          <table:table-cell office:value-type="string" calcext:value-type="string">
            <text:p>overdue_wages_per_cap </text:p>
          </table:table-cell>
          <table:table-cell/>
          <table:table-cell table:formula="of:=&quot;plt.plot(train.&quot;&amp;[.A45]&amp;&quot;, train.price_doc, 'ro')&quot;" office:value-type="string" office:string-value="plt.plot(train.overdue_wages_per_cap , train.price_doc, 'ro')" calcext:value-type="string">
            <text:p>plt.plot(train.overdue_wages_per_cap , train.price_doc, 'ro')</text:p>
          </table:table-cell>
        </table:table-row>
        <table:table-row table:style-name="ro3">
          <table:table-cell office:value-type="string" calcext:value-type="string">
            <text:p>fin_res_per_cap </text:p>
          </table:table-cell>
          <table:table-cell/>
          <table:table-cell table:formula="of:=&quot;plt.plot(train.&quot;&amp;[.A46]&amp;&quot;, train.price_doc, 'ro')&quot;" office:value-type="string" office:string-value="plt.plot(train.fin_res_per_cap , train.price_doc, 'ro')" calcext:value-type="string">
            <text:p>plt.plot(train.fin_res_per_cap , train.price_doc, 'ro')</text:p>
          </table:table-cell>
        </table:table-row>
        <table:table-row table:style-name="ro3">
          <table:table-cell office:value-type="string" calcext:value-type="string">
            <text:p>marriages_per_1000_cap </text:p>
          </table:table-cell>
          <table:table-cell/>
          <table:table-cell table:formula="of:=&quot;plt.plot(train.&quot;&amp;[.A47]&amp;&quot;, train.price_doc, 'ro')&quot;" office:value-type="string" office:string-value="plt.plot(train.marriages_per_1000_cap , train.price_doc, 'ro')" calcext:value-type="string">
            <text:p>plt.plot(train.marriages_per_1000_cap , train.price_doc, 'ro')</text:p>
          </table:table-cell>
        </table:table-row>
        <table:table-row table:style-name="ro2">
          <table:table-cell office:value-type="string" calcext:value-type="string">
            <text:p>divorce_rate </text:p>
          </table:table-cell>
          <table:table-cell/>
          <table:table-cell table:formula="of:=&quot;plt.plot(train.&quot;&amp;[.A48]&amp;&quot;, train.price_doc, 'ro')&quot;" office:value-type="string" office:string-value="plt.plot(train.divorce_rate , train.price_doc, 'ro')" calcext:value-type="string">
            <text:p>plt.plot(train.divorce_rate , train.price_doc, 'ro')</text:p>
          </table:table-cell>
        </table:table-row>
        <table:table-row table:style-name="ro3">
          <table:table-cell office:value-type="string" calcext:value-type="string">
            <text:p>construction_value </text:p>
          </table:table-cell>
          <table:table-cell/>
          <table:table-cell table:formula="of:=&quot;plt.plot(train.&quot;&amp;[.A49]&amp;&quot;, train.price_doc, 'ro')&quot;" office:value-type="string" office:string-value="plt.plot(train.construction_value , train.price_doc, 'ro')" calcext:value-type="string">
            <text:p>plt.plot(train.construction_value , train.price_doc, 'ro')</text:p>
          </table:table-cell>
        </table:table-row>
        <table:table-row table:style-name="ro3">
          <table:table-cell office:value-type="string" calcext:value-type="string">
            <text:p>invest_fixed_assets_phys </text:p>
          </table:table-cell>
          <table:table-cell/>
          <table:table-cell table:formula="of:=&quot;plt.plot(train.&quot;&amp;[.A50]&amp;&quot;, train.price_doc, 'ro')&quot;" office:value-type="string" office:string-value="plt.plot(train.invest_fixed_assets_phys , train.price_doc, 'ro')" calcext:value-type="string">
            <text:p>plt.plot(train.invest_fixed_assets_phys , train.price_doc, 'ro')</text:p>
          </table:table-cell>
        </table:table-row>
        <table:table-row table:style-name="ro3">
          <table:table-cell office:value-type="string" calcext:value-type="string">
            <text:p>pop_natural_increase </text:p>
          </table:table-cell>
          <table:table-cell/>
          <table:table-cell table:formula="of:=&quot;plt.plot(train.&quot;&amp;[.A51]&amp;&quot;, train.price_doc, 'ro')&quot;" office:value-type="string" office:string-value="plt.plot(train.pop_natural_increase , train.price_doc, 'ro')" calcext:value-type="string">
            <text:p>plt.plot(train.pop_natural_increase , train.price_doc, 'ro')</text:p>
          </table:table-cell>
        </table:table-row>
        <table:table-row table:style-name="ro3">
          <table:table-cell office:value-type="string" calcext:value-type="string">
            <text:p>pop_migration </text:p>
          </table:table-cell>
          <table:table-cell/>
          <table:table-cell table:formula="of:=&quot;plt.plot(train.&quot;&amp;[.A52]&amp;&quot;, train.price_doc, 'ro')&quot;" office:value-type="string" office:string-value="plt.plot(train.pop_migration , train.price_doc, 'ro')" calcext:value-type="string">
            <text:p>plt.plot(train.pop_migration , train.price_doc, 'ro')</text:p>
          </table:table-cell>
        </table:table-row>
        <table:table-row table:style-name="ro2">
          <table:table-cell office:value-type="string" calcext:value-type="string">
            <text:p>pop_total_inc </text:p>
          </table:table-cell>
          <table:table-cell/>
          <table:table-cell table:formula="of:=&quot;plt.plot(train.&quot;&amp;[.A53]&amp;&quot;, train.price_doc, 'ro')&quot;" office:value-type="string" office:string-value="plt.plot(train.pop_total_inc , train.price_doc, 'ro')" calcext:value-type="string">
            <text:p>plt.plot(train.pop_total_inc , train.price_doc, 'ro')</text:p>
          </table:table-cell>
        </table:table-row>
        <table:table-row table:style-name="ro2">
          <table:table-cell office:value-type="string" calcext:value-type="string">
            <text:p>childbirth </text:p>
          </table:table-cell>
          <table:table-cell/>
          <table:table-cell table:formula="of:=&quot;plt.plot(train.&quot;&amp;[.A54]&amp;&quot;, train.price_doc, 'ro')&quot;" office:value-type="string" office:string-value="plt.plot(train.childbirth , train.price_doc, 'ro')" calcext:value-type="string">
            <text:p>plt.plot(train.childbirth , train.price_doc, 'ro')</text:p>
          </table:table-cell>
        </table:table-row>
        <table:table-row table:style-name="ro2">
          <table:table-cell office:value-type="string" calcext:value-type="string">
            <text:p>mortality </text:p>
          </table:table-cell>
          <table:table-cell/>
          <table:table-cell table:formula="of:=&quot;plt.plot(train.&quot;&amp;[.A55]&amp;&quot;, train.price_doc, 'ro')&quot;" office:value-type="string" office:string-value="plt.plot(train.mortality , train.price_doc, 'ro')" calcext:value-type="string">
            <text:p>plt.plot(train.mortality , train.price_doc, 'ro')</text:p>
          </table:table-cell>
        </table:table-row>
        <table:table-row table:style-name="ro3">
          <table:table-cell office:value-type="string" calcext:value-type="string">
            <text:p>housing_fund_sqm </text:p>
          </table:table-cell>
          <table:table-cell/>
          <table:table-cell table:formula="of:=&quot;plt.plot(train.&quot;&amp;[.A56]&amp;&quot;, train.price_doc, 'ro')&quot;" office:value-type="string" office:string-value="plt.plot(train.housing_fund_sqm , train.price_doc, 'ro')" calcext:value-type="string">
            <text:p>plt.plot(train.housing_fund_sqm , train.price_doc, 'ro')</text:p>
          </table:table-cell>
        </table:table-row>
        <table:table-row table:style-name="ro3">
          <table:table-cell office:value-type="string" calcext:value-type="string">
            <text:p>lodging_sqm_per_cap </text:p>
          </table:table-cell>
          <table:table-cell/>
          <table:table-cell table:formula="of:=&quot;plt.plot(train.&quot;&amp;[.A57]&amp;&quot;, train.price_doc, 'ro')&quot;" office:value-type="string" office:string-value="plt.plot(train.lodging_sqm_per_cap , train.price_doc, 'ro')" calcext:value-type="string">
            <text:p>plt.plot(train.lodging_sqm_per_cap , train.price_doc, 'ro')</text:p>
          </table:table-cell>
        </table:table-row>
        <table:table-row table:style-name="ro3">
          <table:table-cell office:value-type="string" calcext:value-type="string">
            <text:p>water_pipes_share </text:p>
          </table:table-cell>
          <table:table-cell/>
          <table:table-cell table:formula="of:=&quot;plt.plot(train.&quot;&amp;[.A58]&amp;&quot;, train.price_doc, 'ro')&quot;" office:value-type="string" office:string-value="plt.plot(train.water_pipes_share , train.price_doc, 'ro')" calcext:value-type="string">
            <text:p>plt.plot(train.water_pipes_share , train.price_doc, 'ro')</text:p>
          </table:table-cell>
        </table:table-row>
        <table:table-row table:style-name="ro2">
          <table:table-cell office:value-type="string" calcext:value-type="string">
            <text:p>baths_share </text:p>
          </table:table-cell>
          <table:table-cell/>
          <table:table-cell table:formula="of:=&quot;plt.plot(train.&quot;&amp;[.A59]&amp;&quot;, train.price_doc, 'ro')&quot;" office:value-type="string" office:string-value="plt.plot(train.baths_share , train.price_doc, 'ro')" calcext:value-type="string">
            <text:p>plt.plot(train.baths_share , train.price_doc, 'ro')</text:p>
          </table:table-cell>
        </table:table-row>
        <table:table-row table:style-name="ro3">
          <table:table-cell office:value-type="string" calcext:value-type="string">
            <text:p>sewerage_share </text:p>
          </table:table-cell>
          <table:table-cell/>
          <table:table-cell table:formula="of:=&quot;plt.plot(train.&quot;&amp;[.A60]&amp;&quot;, train.price_doc, 'ro')&quot;" office:value-type="string" office:string-value="plt.plot(train.sewerage_share , train.price_doc, 'ro')" calcext:value-type="string">
            <text:p>plt.plot(train.sewerage_share , train.price_doc, 'ro')</text:p>
          </table:table-cell>
        </table:table-row>
        <table:table-row table:style-name="ro2">
          <table:table-cell office:value-type="string" calcext:value-type="string">
            <text:p>gas_share </text:p>
          </table:table-cell>
          <table:table-cell/>
          <table:table-cell table:formula="of:=&quot;plt.plot(train.&quot;&amp;[.A61]&amp;&quot;, train.price_doc, 'ro')&quot;" office:value-type="string" office:string-value="plt.plot(train.gas_share , train.price_doc, 'ro')" calcext:value-type="string">
            <text:p>plt.plot(train.gas_share , train.price_doc, 'ro')</text:p>
          </table:table-cell>
        </table:table-row>
        <table:table-row table:style-name="ro3">
          <table:table-cell office:value-type="string" calcext:value-type="string">
            <text:p>hot_water_share </text:p>
          </table:table-cell>
          <table:table-cell/>
          <table:table-cell table:formula="of:=&quot;plt.plot(train.&quot;&amp;[.A62]&amp;&quot;, train.price_doc, 'ro')&quot;" office:value-type="string" office:string-value="plt.plot(train.hot_water_share , train.price_doc, 'ro')" calcext:value-type="string">
            <text:p>plt.plot(train.hot_water_share , train.price_doc, 'ro')</text:p>
          </table:table-cell>
        </table:table-row>
        <table:table-row table:style-name="ro3">
          <table:table-cell office:value-type="string" calcext:value-type="string">
            <text:p>electric_stove_share </text:p>
          </table:table-cell>
          <table:table-cell/>
          <table:table-cell table:formula="of:=&quot;plt.plot(train.&quot;&amp;[.A63]&amp;&quot;, train.price_doc, 'ro')&quot;" office:value-type="string" office:string-value="plt.plot(train.electric_stove_share , train.price_doc, 'ro')" calcext:value-type="string">
            <text:p>plt.plot(train.electric_stove_share , train.price_doc, 'ro')</text:p>
          </table:table-cell>
        </table:table-row>
        <table:table-row table:style-name="ro2">
          <table:table-cell office:value-type="string" calcext:value-type="string">
            <text:p>heating_share </text:p>
          </table:table-cell>
          <table:table-cell/>
          <table:table-cell table:formula="of:=&quot;plt.plot(train.&quot;&amp;[.A64]&amp;&quot;, train.price_doc, 'ro')&quot;" office:value-type="string" office:string-value="plt.plot(train.heating_share , train.price_doc, 'ro')" calcext:value-type="string">
            <text:p>plt.plot(train.heating_share , train.price_doc, 'ro')</text:p>
          </table:table-cell>
        </table:table-row>
        <table:table-row table:style-name="ro3">
          <table:table-cell office:value-type="string" calcext:value-type="string">
            <text:p>old_house_share </text:p>
          </table:table-cell>
          <table:table-cell/>
          <table:table-cell table:formula="of:=&quot;plt.plot(train.&quot;&amp;[.A65]&amp;&quot;, train.price_doc, 'ro')&quot;" office:value-type="string" office:string-value="plt.plot(train.old_house_share , train.price_doc, 'ro')" calcext:value-type="string">
            <text:p>plt.plot(train.old_house_share , train.price_doc, 'ro')</text:p>
          </table:table-cell>
        </table:table-row>
        <table:table-row table:style-name="ro3">
          <table:table-cell office:value-type="string" calcext:value-type="string">
            <text:p>average_life_exp </text:p>
          </table:table-cell>
          <table:table-cell/>
          <table:table-cell table:formula="of:=&quot;plt.plot(train.&quot;&amp;[.A66]&amp;&quot;, train.price_doc, 'ro')&quot;" office:value-type="string" office:string-value="plt.plot(train.average_life_exp , train.price_doc, 'ro')" calcext:value-type="string">
            <text:p>plt.plot(train.average_life_exp , train.price_doc, 'ro')</text:p>
          </table:table-cell>
        </table:table-row>
        <table:table-row table:style-name="ro4">
          <table:table-cell office:value-type="string" calcext:value-type="string">
            <text:p>infant_mortarity_per_1000_cap </text:p>
          </table:table-cell>
          <table:table-cell/>
          <table:table-cell table:formula="of:=&quot;plt.plot(train.&quot;&amp;[.A67]&amp;&quot;, train.price_doc, 'ro')&quot;" office:value-type="string" office:string-value="plt.plot(train.infant_mortarity_per_1000_cap , train.price_doc, 'ro')" calcext:value-type="string">
            <text:p>plt.plot(train.infant_mortarity_per_1000_cap , train.price_doc, 'ro')</text:p>
          </table:table-cell>
        </table:table-row>
        <table:table-row table:style-name="ro4">
          <table:table-cell office:value-type="string" calcext:value-type="string">
            <text:p>perinatal_mort_per_1000_cap </text:p>
          </table:table-cell>
          <table:table-cell/>
          <table:table-cell table:formula="of:=&quot;plt.plot(train.&quot;&amp;[.A68]&amp;&quot;, train.price_doc, 'ro')&quot;" office:value-type="string" office:string-value="plt.plot(train.perinatal_mort_per_1000_cap , train.price_doc, 'ro')" calcext:value-type="string">
            <text:p>plt.plot(train.perinatal_mort_per_1000_cap , train.price_doc, 'ro')</text:p>
          </table:table-cell>
        </table:table-row>
        <table:table-row table:style-name="ro3">
          <table:table-cell office:value-type="string" calcext:value-type="string">
            <text:p>incidence_population </text:p>
          </table:table-cell>
          <table:table-cell/>
          <table:table-cell table:formula="of:=&quot;plt.plot(train.&quot;&amp;[.A69]&amp;&quot;, train.price_doc, 'ro')&quot;" office:value-type="string" office:string-value="plt.plot(train.incidence_population , train.price_doc, 'ro')" calcext:value-type="string">
            <text:p>plt.plot(train.incidence_population , train.price_doc, 'ro')</text:p>
          </table:table-cell>
        </table:table-row>
        <table:table-row table:style-name="ro3">
          <table:table-cell office:value-type="string" calcext:value-type="string">
            <text:p>rent_price_4+room_bus </text:p>
          </table:table-cell>
          <table:table-cell/>
          <table:table-cell table:formula="of:=&quot;plt.plot(train.&quot;&amp;[.A70]&amp;&quot;, train.price_doc, 'ro')&quot;" office:value-type="string" office:string-value="plt.plot(train.rent_price_4+room_bus , train.price_doc, 'ro')" calcext:value-type="string">
            <text:p>plt.plot(train.rent_price_4+room_bus , train.price_doc, 'ro')</text:p>
          </table:table-cell>
        </table:table-row>
        <table:table-row table:style-name="ro3">
          <table:table-cell office:value-type="string" calcext:value-type="string">
            <text:p>rent_price_3room_bus </text:p>
          </table:table-cell>
          <table:table-cell/>
          <table:table-cell table:formula="of:=&quot;plt.plot(train.&quot;&amp;[.A71]&amp;&quot;, train.price_doc, 'ro')&quot;" office:value-type="string" office:string-value="plt.plot(train.rent_price_3room_bus , train.price_doc, 'ro')" calcext:value-type="string">
            <text:p>plt.plot(train.rent_price_3room_bus , train.price_doc, 'ro')</text:p>
          </table:table-cell>
        </table:table-row>
        <table:table-row table:style-name="ro3">
          <table:table-cell office:value-type="string" calcext:value-type="string">
            <text:p>rent_price_2room_bus </text:p>
          </table:table-cell>
          <table:table-cell/>
          <table:table-cell table:formula="of:=&quot;plt.plot(train.&quot;&amp;[.A72]&amp;&quot;, train.price_doc, 'ro')&quot;" office:value-type="string" office:string-value="plt.plot(train.rent_price_2room_bus , train.price_doc, 'ro')" calcext:value-type="string">
            <text:p>plt.plot(train.rent_price_2room_bus , train.price_doc, 'ro')</text:p>
          </table:table-cell>
        </table:table-row>
        <table:table-row table:style-name="ro3">
          <table:table-cell office:value-type="string" calcext:value-type="string">
            <text:p>rent_price_1room_bus </text:p>
          </table:table-cell>
          <table:table-cell/>
          <table:table-cell table:formula="of:=&quot;plt.plot(train.&quot;&amp;[.A73]&amp;&quot;, train.price_doc, 'ro')&quot;" office:value-type="string" office:string-value="plt.plot(train.rent_price_1room_bus , train.price_doc, 'ro')" calcext:value-type="string">
            <text:p>plt.plot(train.rent_price_1room_bus , train.price_doc, 'ro')</text:p>
          </table:table-cell>
        </table:table-row>
        <table:table-row table:style-name="ro3">
          <table:table-cell office:value-type="string" calcext:value-type="string">
            <text:p>rent_price_3room_eco </text:p>
          </table:table-cell>
          <table:table-cell/>
          <table:table-cell table:formula="of:=&quot;plt.plot(train.&quot;&amp;[.A74]&amp;&quot;, train.price_doc, 'ro')&quot;" office:value-type="string" office:string-value="plt.plot(train.rent_price_3room_eco , train.price_doc, 'ro')" calcext:value-type="string">
            <text:p>plt.plot(train.rent_price_3room_eco , train.price_doc, 'ro')</text:p>
          </table:table-cell>
        </table:table-row>
        <table:table-row table:style-name="ro3">
          <table:table-cell office:value-type="string" calcext:value-type="string">
            <text:p>rent_price_2room_eco </text:p>
          </table:table-cell>
          <table:table-cell/>
          <table:table-cell table:formula="of:=&quot;plt.plot(train.&quot;&amp;[.A75]&amp;&quot;, train.price_doc, 'ro')&quot;" office:value-type="string" office:string-value="plt.plot(train.rent_price_2room_eco , train.price_doc, 'ro')" calcext:value-type="string">
            <text:p>plt.plot(train.rent_price_2room_eco , train.price_doc, 'ro')</text:p>
          </table:table-cell>
        </table:table-row>
        <table:table-row table:style-name="ro3">
          <table:table-cell office:value-type="string" calcext:value-type="string">
            <text:p>rent_price_1room_eco </text:p>
          </table:table-cell>
          <table:table-cell/>
          <table:table-cell table:formula="of:=&quot;plt.plot(train.&quot;&amp;[.A76]&amp;&quot;, train.price_doc, 'ro')&quot;" office:value-type="string" office:string-value="plt.plot(train.rent_price_1room_eco , train.price_doc, 'ro')" calcext:value-type="string">
            <text:p>plt.plot(train.rent_price_1room_eco , train.price_doc, 'ro')</text:p>
          </table:table-cell>
        </table:table-row>
        <table:table-row table:style-name="ro4">
          <table:table-cell office:value-type="string" calcext:value-type="string">
            <text:p>load_of_teachers_preschool_per_teacher </text:p>
          </table:table-cell>
          <table:table-cell/>
          <table:table-cell table:formula="of:=&quot;plt.plot(train.&quot;&amp;[.A77]&amp;&quot;, train.price_doc, 'ro')&quot;" office:value-type="string" office:string-value="plt.plot(train.load_of_teachers_preschool_per_teacher , train.price_doc, 'ro')" calcext:value-type="string">
            <text:p>plt.plot(train.load_of_teachers_preschool_per_teacher , train.price_doc, 'ro')</text:p>
          </table:table-cell>
        </table:table-row>
        <table:table-row table:style-name="ro3">
          <table:table-cell office:value-type="string" calcext:value-type="string">
            <text:p>child_on_acc_pre_school </text:p>
          </table:table-cell>
          <table:table-cell/>
          <table:table-cell table:formula="of:=&quot;plt.plot(train.&quot;&amp;[.A78]&amp;&quot;, train.price_doc, 'ro')&quot;" office:value-type="string" office:string-value="plt.plot(train.child_on_acc_pre_school , train.price_doc, 'ro')" calcext:value-type="string">
            <text:p>plt.plot(train.child_on_acc_pre_school , train.price_doc, 'ro')</text:p>
          </table:table-cell>
        </table:table-row>
        <table:table-row table:style-name="ro4">
          <table:table-cell office:value-type="string" calcext:value-type="string">
            <text:p>load_of_teachers_school_per_teacher </text:p>
          </table:table-cell>
          <table:table-cell/>
          <table:table-cell table:formula="of:=&quot;plt.plot(train.&quot;&amp;[.A79]&amp;&quot;, train.price_doc, 'ro')&quot;" office:value-type="string" office:string-value="plt.plot(train.load_of_teachers_school_per_teacher , train.price_doc, 'ro')" calcext:value-type="string">
            <text:p>plt.plot(train.load_of_teachers_school_per_teacher , train.price_doc, 'ro')</text:p>
          </table:table-cell>
        </table:table-row>
        <table:table-row table:style-name="ro3">
          <table:table-cell office:value-type="string" calcext:value-type="string">
            <text:p>students_state_oneshift </text:p>
          </table:table-cell>
          <table:table-cell/>
          <table:table-cell table:formula="of:=&quot;plt.plot(train.&quot;&amp;[.A80]&amp;&quot;, train.price_doc, 'ro')&quot;" office:value-type="string" office:string-value="plt.plot(train.students_state_oneshift , train.price_doc, 'ro')" calcext:value-type="string">
            <text:p>plt.plot(train.students_state_oneshift , train.price_doc, 'ro')</text:p>
          </table:table-cell>
        </table:table-row>
        <table:table-row table:style-name="ro3">
          <table:table-cell office:value-type="string" calcext:value-type="string">
            <text:p>modern_education_share </text:p>
          </table:table-cell>
          <table:table-cell/>
          <table:table-cell table:formula="of:=&quot;plt.plot(train.&quot;&amp;[.A81]&amp;&quot;, train.price_doc, 'ro')&quot;" office:value-type="string" office:string-value="plt.plot(train.modern_education_share , train.price_doc, 'ro')" calcext:value-type="string">
            <text:p>plt.plot(train.modern_education_share , train.price_doc, 'ro')</text:p>
          </table:table-cell>
        </table:table-row>
        <table:table-row table:style-name="ro3">
          <table:table-cell office:value-type="string" calcext:value-type="string">
            <text:p>old_education_build_share </text:p>
          </table:table-cell>
          <table:table-cell/>
          <table:table-cell table:formula="of:=&quot;plt.plot(train.&quot;&amp;[.A82]&amp;&quot;, train.price_doc, 'ro')&quot;" office:value-type="string" office:string-value="plt.plot(train.old_education_build_share , train.price_doc, 'ro')" calcext:value-type="string">
            <text:p>plt.plot(train.old_education_build_share , train.price_doc, 'ro')</text:p>
          </table:table-cell>
        </table:table-row>
        <table:table-row table:style-name="ro3">
          <table:table-cell office:value-type="string" calcext:value-type="string">
            <text:p>provision_doctors </text:p>
          </table:table-cell>
          <table:table-cell/>
          <table:table-cell table:formula="of:=&quot;plt.plot(train.&quot;&amp;[.A83]&amp;&quot;, train.price_doc, 'ro')&quot;" office:value-type="string" office:string-value="plt.plot(train.provision_doctors , train.price_doc, 'ro')" calcext:value-type="string">
            <text:p>plt.plot(train.provision_doctors , train.price_doc, 'ro')</text:p>
          </table:table-cell>
        </table:table-row>
        <table:table-row table:style-name="ro3">
          <table:table-cell office:value-type="string" calcext:value-type="string">
            <text:p>provision_nurse </text:p>
          </table:table-cell>
          <table:table-cell/>
          <table:table-cell table:formula="of:=&quot;plt.plot(train.&quot;&amp;[.A84]&amp;&quot;, train.price_doc, 'ro')&quot;" office:value-type="string" office:string-value="plt.plot(train.provision_nurse , train.price_doc, 'ro')" calcext:value-type="string">
            <text:p>plt.plot(train.provision_nurse , train.price_doc, 'ro')</text:p>
          </table:table-cell>
        </table:table-row>
        <table:table-row table:style-name="ro3">
          <table:table-cell office:value-type="string" calcext:value-type="string">
            <text:p>load_on_doctors </text:p>
          </table:table-cell>
          <table:table-cell/>
          <table:table-cell table:formula="of:=&quot;plt.plot(train.&quot;&amp;[.A85]&amp;&quot;, train.price_doc, 'ro')&quot;" office:value-type="string" office:string-value="plt.plot(train.load_on_doctors , train.price_doc, 'ro')" calcext:value-type="string">
            <text:p>plt.plot(train.load_on_doctors , train.price_doc, 'ro')</text:p>
          </table:table-cell>
        </table:table-row>
        <table:table-row table:style-name="ro2">
          <table:table-cell office:value-type="string" calcext:value-type="string">
            <text:p>power_clinics </text:p>
          </table:table-cell>
          <table:table-cell/>
          <table:table-cell table:formula="of:=&quot;plt.plot(train.&quot;&amp;[.A86]&amp;&quot;, train.price_doc, 'ro')&quot;" office:value-type="string" office:string-value="plt.plot(train.power_clinics , train.price_doc, 'ro')" calcext:value-type="string">
            <text:p>plt.plot(train.power_clinics , train.price_doc, 'ro')</text:p>
          </table:table-cell>
        </table:table-row>
        <table:table-row table:style-name="ro4">
          <table:table-cell office:value-type="string" calcext:value-type="string">
            <text:p>hospital_beds_available_per_cap </text:p>
          </table:table-cell>
          <table:table-cell/>
          <table:table-cell table:formula="of:=&quot;plt.plot(train.&quot;&amp;[.A87]&amp;&quot;, train.price_doc, 'ro')&quot;" office:value-type="string" office:string-value="plt.plot(train.hospital_beds_available_per_cap , train.price_doc, 'ro')" calcext:value-type="string">
            <text:p>plt.plot(train.hospital_beds_available_per_cap , train.price_doc, 'ro')</text:p>
          </table:table-cell>
        </table:table-row>
        <table:table-row table:style-name="ro4">
          <table:table-cell office:value-type="string" calcext:value-type="string">
            <text:p>hospital_bed_occupancy_per_year </text:p>
          </table:table-cell>
          <table:table-cell/>
          <table:table-cell table:formula="of:=&quot;plt.plot(train.&quot;&amp;[.A88]&amp;&quot;, train.price_doc, 'ro')&quot;" office:value-type="string" office:string-value="plt.plot(train.hospital_bed_occupancy_per_year , train.price_doc, 'ro')" calcext:value-type="string">
            <text:p>plt.plot(train.hospital_bed_occupancy_per_year , train.price_doc, 'ro')</text:p>
          </table:table-cell>
        </table:table-row>
        <table:table-row table:style-name="ro3">
          <table:table-cell office:value-type="string" calcext:value-type="string">
            <text:p>provision_retail_space_sqm </text:p>
          </table:table-cell>
          <table:table-cell/>
          <table:table-cell table:formula="of:=&quot;plt.plot(train.&quot;&amp;[.A89]&amp;&quot;, train.price_doc, 'ro')&quot;" office:value-type="string" office:string-value="plt.plot(train.provision_retail_space_sqm , train.price_doc, 'ro')" calcext:value-type="string">
            <text:p>plt.plot(train.provision_retail_space_sqm , train.price_doc, 'ro')</text:p>
          </table:table-cell>
        </table:table-row>
        <table:table-row table:style-name="ro4">
          <table:table-cell office:value-type="string" calcext:value-type="string">
            <text:p>provision_retail_space_modern_sqm </text:p>
          </table:table-cell>
          <table:table-cell/>
          <table:table-cell table:formula="of:=&quot;plt.plot(train.&quot;&amp;[.A90]&amp;&quot;, train.price_doc, 'ro')&quot;" office:value-type="string" office:string-value="plt.plot(train.provision_retail_space_modern_sqm , train.price_doc, 'ro')" calcext:value-type="string">
            <text:p>plt.plot(train.provision_retail_space_modern_sqm , train.price_doc, 'ro')</text:p>
          </table:table-cell>
        </table:table-row>
        <table:table-row table:style-name="ro3">
          <table:table-cell office:value-type="string" calcext:value-type="string">
            <text:p>turnover_catering_per_cap </text:p>
          </table:table-cell>
          <table:table-cell/>
          <table:table-cell table:formula="of:=&quot;plt.plot(train.&quot;&amp;[.A91]&amp;&quot;, train.price_doc, 'ro')&quot;" office:value-type="string" office:string-value="plt.plot(train.turnover_catering_per_cap , train.price_doc, 'ro')" calcext:value-type="string">
            <text:p>plt.plot(train.turnover_catering_per_cap , train.price_doc, 'ro')</text:p>
          </table:table-cell>
        </table:table-row>
        <table:table-row table:style-name="ro4">
          <table:table-cell office:value-type="string" calcext:value-type="string">
            <text:p>theaters_viewers_per_1000_cap </text:p>
          </table:table-cell>
          <table:table-cell/>
          <table:table-cell table:formula="of:=&quot;plt.plot(train.&quot;&amp;[.A92]&amp;&quot;, train.price_doc, 'ro')&quot;" office:value-type="string" office:string-value="plt.plot(train.theaters_viewers_per_1000_cap , train.price_doc, 'ro')" calcext:value-type="string">
            <text:p>plt.plot(train.theaters_viewers_per_1000_cap , train.price_doc, 'ro')</text:p>
          </table:table-cell>
        </table:table-row>
        <table:table-row table:style-name="ro4">
          <table:table-cell office:value-type="string" calcext:value-type="string">
            <text:p>seats_theather_rfmin_per_100000_cap </text:p>
          </table:table-cell>
          <table:table-cell/>
          <table:table-cell table:formula="of:=&quot;plt.plot(train.&quot;&amp;[.A93]&amp;&quot;, train.price_doc, 'ro')&quot;" office:value-type="string" office:string-value="plt.plot(train.seats_theather_rfmin_per_100000_cap , train.price_doc, 'ro')" calcext:value-type="string">
            <text:p>plt.plot(train.seats_theather_rfmin_per_100000_cap , train.price_doc, 'ro')</text:p>
          </table:table-cell>
        </table:table-row>
        <table:table-row table:style-name="ro4">
          <table:table-cell office:value-type="string" calcext:value-type="string">
            <text:p>museum_visitis_per_100_cap </text:p>
          </table:table-cell>
          <table:table-cell/>
          <table:table-cell table:formula="of:=&quot;plt.plot(train.&quot;&amp;[.A94]&amp;&quot;, train.price_doc, 'ro')&quot;" office:value-type="string" office:string-value="plt.plot(train.museum_visitis_per_100_cap , train.price_doc, 'ro')" calcext:value-type="string">
            <text:p>plt.plot(train.museum_visitis_per_100_cap , train.price_doc, 'ro')</text:p>
          </table:table-cell>
        </table:table-row>
        <table:table-row table:style-name="ro3">
          <table:table-cell office:value-type="string" calcext:value-type="string">
            <text:p>bandwidth_sports </text:p>
          </table:table-cell>
          <table:table-cell/>
          <table:table-cell table:formula="of:=&quot;plt.plot(train.&quot;&amp;[.A95]&amp;&quot;, train.price_doc, 'ro')&quot;" office:value-type="string" office:string-value="plt.plot(train.bandwidth_sports , train.price_doc, 'ro')" calcext:value-type="string">
            <text:p>plt.plot(train.bandwidth_sports , train.price_doc, 'ro')</text:p>
          </table:table-cell>
        </table:table-row>
        <table:table-row table:style-name="ro4">
          <table:table-cell office:value-type="string" calcext:value-type="string">
            <text:p>population_reg_sports_share </text:p>
          </table:table-cell>
          <table:table-cell/>
          <table:table-cell table:formula="of:=&quot;plt.plot(train.&quot;&amp;[.A96]&amp;&quot;, train.price_doc, 'ro')&quot;" office:value-type="string" office:string-value="plt.plot(train.population_reg_sports_share , train.price_doc, 'ro')" calcext:value-type="string">
            <text:p>plt.plot(train.population_reg_sports_share , train.price_doc, 'ro')</text:p>
          </table:table-cell>
        </table:table-row>
        <table:table-row table:style-name="ro3">
          <table:table-cell office:value-type="string" calcext:value-type="string">
            <text:p>students_reg_sports_share </text:p>
          </table:table-cell>
          <table:table-cell/>
          <table:table-cell table:formula="of:=&quot;plt.plot(train.&quot;&amp;[.A97]&amp;&quot;, train.price_doc, 'ro')&quot;" office:value-type="string" office:string-value="plt.plot(train.students_reg_sports_share , train.price_doc, 'ro')" calcext:value-type="string">
            <text:p>plt.plot(train.students_reg_sports_share , train.price_doc, 'ro')</text:p>
          </table:table-cell>
        </table:table-row>
        <table:table-row table:style-name="ro3">
          <table:table-cell office:value-type="string" calcext:value-type="string">
            <text:p>apartment_build </text:p>
          </table:table-cell>
          <table:table-cell/>
          <table:table-cell table:formula="of:=&quot;plt.plot(train.&quot;&amp;[.A98]&amp;&quot;, train.price_doc, 'ro')&quot;" office:value-type="string" office:string-value="plt.plot(train.apartment_build , train.price_doc, 'ro')" calcext:value-type="string">
            <text:p>plt.plot(train.apartment_build , train.price_doc, 'ro')</text:p>
          </table:table-cell>
        </table:table-row>
        <table:table-row table:style-name="ro3">
          <table:table-cell office:value-type="string" calcext:value-type="string">
            <text:p>apartment_fund_sqm</text:p>
          </table:table-cell>
          <table:table-cell/>
          <table:table-cell table:formula="of:=&quot;plt.plot(train.&quot;&amp;[.A99]&amp;&quot;, train.price_doc, 'ro')&quot;" office:value-type="string" office:string-value="plt.plot(train.apartment_fund_sqm, train.price_doc, 'ro')" calcext:value-type="string">
            <text:p>plt.plot(train.apartment_fund_sqm, train.price_doc, 'ro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4:50:42.80394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49:42.297063875</meta:creation-date>
    <dc:date>2017-06-29T15:56:33.674391439</dc:date>
    <meta:editing-duration>PT49M23S</meta:editing-duration>
    <meta:editing-cycles>5</meta:editing-cycles>
    <meta:generator>LibreOffice/5.1.6.2$Linux_X86_64 LibreOffice_project/10m0$Build-2</meta:generator>
    <meta:document-statistic meta:table-count="2" meta:cell-count="350" meta:object-count="0"/>
    <meta:user-defined meta:name="qrichtext">1</meta:user-defined>
  </office:meta>
</office:document-meta>
</file>